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ents (revised)</text:p>
      <text:p text:style-name="Standard"/>
      <text:list xml:id="list489007631" text:style-name="L1">
        <text:list-item>
          <text:p text:style-name="P3">Introduction</text:p>
        </text:list-item>
        <text:list-item>
          <text:p text:style-name="P3">History of 3D Printing</text:p>
        </text:list-item>
        <text:list-item>
          <text:p text:style-name="P3">Modeling</text:p>
        </text:list-item>
        <text:list-item>
          <text:p text:style-name="P3">Preparing Your Model for Printing</text:p>
        </text:list-item>
        <text:list-item>
          <text:p text:style-name="P3">Printing</text:p>
          <text:list>
            <text:list-item>
              <text:p text:style-name="P3">Preparing to Print</text:p>
            </text:list-item>
            <text:list-item>
              <text:p text:style-name="P3">Host Software</text:p>
            </text:list-item>
            <text:list-item>
              <text:p text:style-name="P3">Monitoring a print job</text:p>
            </text:list-item>
            <text:list-item>
              <text:p text:style-name="P3">Exercise - Using a print service</text:p>
            </text:list-item>
            <text:list-item>
              <text:p text:style-name="P3">Cleaning up the finished product</text:p>
            </text:list-item>
            <text:list-item>
              <text:p text:style-name="P3">Exercise – The $5 3D Printer</text:p>
            </text:list-item>
          </text:list>
        </text:list-item>
        <text:list-item>
          <text:p text:style-name="P3">Improving</text:p>
          <text:list>
            <text:list-item>
              <text:p text:style-name="P3">Introduction</text:p>
            </text:list-item>
            <text:list-item>
              <text:p text:style-name="P3">Keeping a journal</text:p>
            </text:list-item>
            <text:list-item>
              <text:p text:style-name="P3">Studying other models</text:p>
            </text:list-item>
            <text:list-item>
              <text:p text:style-name="P3">Knowing your printer</text:p>
            </text:list-item>
            <text:list-item>
              <text:p text:style-name="P3">Modifying your printer</text:p>
            </text:list-item>
            <text:list-item>
              <text:p text:style-name="P3">Experiment</text:p>
            </text:list-item>
          </text:list>
        </text:list-item>
        <text:list-item>
          <text:p text:style-name="P3">Sharing</text:p>
          <text:list>
            <text:list-item>
              <text:p text:style-name="P3">Share your models online</text:p>
            </text:list-item>
            <text:list-item>
              <text:p text:style-name="P3">Social networking</text:p>
              <text:list>
                <text:list-item>
                  <text:p text:style-name="P3"><text:s/>Thingiverse</text:p>
                </text:list-item>
                <text:list-item>
                  <text:p text:style-name="P3">Github</text:p>
                </text:list-item>
                <text:list-item>
                  <text:p text:style-name="P3">Thing Tracker Network</text:p>
                </text:list-item>
              </text:list>
            </text:list-item>
            <text:list-item>
              <text:p text:style-name="P3">Share your models in real life</text:p>
            </text:list-item>
            <text:list-item>
              <text:p text:style-name="P3">Contribute to the community</text:p>
              <text:list>
                <text:list-item>
                  <text:p text:style-name="P3">Share your successes, but more importantly your failures</text:p>
                </text:list-item>
                <text:list-item>
                  <text:p text:style-name="P3">Share your notes and journals</text:p>
                </text:list-item>
                <text:list-item>
                  <text:p text:style-name="P3">Share your experiments and results</text:p>
                </text:list-item>
                <text:list-item>
                  <text:p text:style-name="P3">Become a 3D printing ambassador in your community</text:p>
                </text:list-item>
              </text:list>
            </text:list-item>
          </text:list>
        </text:list-item>
        <text:list-item>
          <text:p text:style-name="P2">Projects</text:p>
          <text:list>
            <text:list-item>
              <text:p text:style-name="P2">The $5 3D Printer</text:p>
            </text:list-item>
            <text:list-item>
              <text:p text:style-name="P2">Print your DNA</text:p>
            </text:list-item>
            <text:list-item>
              <text:p text:style-name="P2">Design a replacement part</text:p>
            </text:list-item>
            <text:list-item>
              <text:p text:style-name="P2"/>
            </text:list-item>
          </text:list>
        </text:list-item>
        <text:list-item>
          <text:p text:style-name="P2">What's Next?</text:p>
          <text:p text:style-name="P2">1. Practice</text:p>
          <text:p text:style-name="P2">2. Teach</text:p>
          <text:p text:style-name="P2">3. Learn more about modeling</text:p>
          <text:p text:style-name="P2">4. Learn more about printing</text:p>
          <text:p text:style-name="P2">5. Build your own printer (lead-in to next book...)</text:p>
        </text:list-item>
      </text:list>
      <text:p text:style-name="Standard"/>
      <text:p text:style-name="Standard">Contents (original)</text:p>
      <text:p text:style-name="Standard"/>
      <text:p text:style-name="Standard">1. <text:span text:style-name="T1">Introduction</text:span></text:p>
      <text:p text:style-name="Standard"><text:tab/>1. <text:span text:style-name="T1">What is 3D printing</text:span></text:p>
      <text:p text:style-name="Standard"><text:tab/>2. <text:span text:style-name="T1">What is “Reprap”</text:span></text:p>
      <text:p text:style-name="Standard"><text:soft-page-break/><text:tab/>3. <text:span text:style-name="T1">Who should read this book</text:span></text:p>
      <text:p text:style-name="Standard"><text:tab/>4. <text:span text:style-name="T1">What you’ll need</text:span></text:p>
      <text:p text:style-name="Standard"><text:s/><text:span text:style-name="T1">2. History of 3D Printing </text:span><text:span text:style-name="T2">(add “anatomy” section)</text:span></text:p>
      <text:p text:style-name="Standard"><text:s/><text:tab/>1. <text:span text:style-name="T1">Origin</text:span></text:p>
      <text:p text:style-name="Standard"><text:s/><text:tab/>2. <text:span text:style-name="T1">Industrial use</text:span></text:p>
      <text:p text:style-name="Standard"><text:s/><text:tab/>3. <text:span text:style-name="T1">The Reprap project</text:span></text:p>
      <text:p text:style-name="Standard"><text:s/><text:tab/>4. <text:span text:style-name="T1">Desktop manufacturing</text:span></text:p>
      <text:p text:style-name="Standard"><text:s/><text:tab/>5. <text:span text:style-name="T1">3D printing today </text:span><text:span text:style-name="T2">(add “current” section)</text:span></text:p>
      <text:p text:style-name="P1"><text:s/>3. Modeling</text:p>
      <text:p text:style-name="Standard"><text:s/><text:tab/><text:span text:style-name="T1">1. History of &amp; introduction to 3D modeling</text:span></text:p>
      <text:p text:style-name="Standard"><text:s/><text:tab/>2. <text:span text:style-name="T1">What to design &amp; why</text:span></text:p>
      <text:p text:style-name="Standard"><text:s/><text:tab/><text:span text:style-name="T1">3. 3D modeling tools (list may change)</text:span></text:p>
      <text:p text:style-name="Standard"><text:tab/><text:tab/><text:tab/>1. <text:span text:style-name="T1">Minecraft</text:span></text:p>
      <text:p text:style-name="Standard"><text:tab/><text:tab/><text:tab/>2. <text:span text:style-name="T1">Tinkercad</text:span></text:p>
      <text:p text:style-name="Standard"><text:tab/><text:tab/><text:tab/>3. <text:span text:style-name="T1">OpenSCAD</text:span></text:p>
      <text:p text:style-name="Standard"><text:tab/><text:tab/><text:tab/><text:span text:style-name="T1">4. Blender</text:span></text:p>
      <text:p text:style-name="Standard"><text:s/>4. <text:span text:style-name="T1">Processing</text:span></text:p>
      <text:p text:style-name="Standard"><text:s/><text:tab/>1. <text:span text:style-name="T1">Preparing your model for printing</text:span></text:p>
      <text:p text:style-name="Standard"><text:s/><text:tab/>2. <text:span text:style-name="T1">Cleaning up the model (things to look out for)</text:span></text:p>
      <text:p text:style-name="Standard"><text:s/><text:tab/>3. <text:span text:style-name="T1">Slicing</text:span></text:p>
      <text:p text:style-name="Standard"><text:s/>5. Printing</text:p>
      <text:p text:style-name="Standard"><text:s/><text:tab/>1. Preparing to print</text:p>
      <text:p text:style-name="Standard"><text:s/><text:tab/>2. Host software</text:p>
      <text:p text:style-name="Standard"><text:s/><text:tab/>3. Monitoring a print job</text:p>
      <text:p text:style-name="Standard"><text:s/><text:tab/>4. Using a print service</text:p>
      <text:p text:style-name="Standard"><text:s/><text:tab/>5. Cleaning-up the finished product</text:p>
      <text:p text:style-name="Standard"><text:s/>6. Improving</text:p>
      <text:p text:style-name="Standard"><text:s/><text:tab/>1. Introduction (how to make your prints better each time)</text:p>
      <text:p text:style-name="Standard"><text:s/><text:tab/>2. Keep a journal</text:p>
      <text:p text:style-name="Standard"><text:s/><text:tab/>3. Study other’s models</text:p>
      <text:p text:style-name="Standard"><text:s/><text:tab/>4. Know your printer’s capabilities</text:p>
      <text:p text:style-name="Standard"><text:s/><text:tab/>5. Modify your printer</text:p>
      <text:p text:style-name="Standard"><text:s/><text:tab/>6. Experiment</text:p>
      <text:p text:style-name="Standard"><text:s/>7. Sharing</text:p>
      <text:p text:style-name="Standard"><text:tab/>1. Share your models online</text:p>
      <text:p text:style-name="Standard"><text:tab/><text:tab/>1. <text:span text:style-name="T1">Social networking</text:span></text:p>
      <text:p text:style-name="Standard"><text:tab/><text:tab/>2. <text:span text:style-name="T1">Thingiverse</text:span></text:p>
      <text:p text:style-name="Standard"><text:s/><text:tab/><text:tab/>3. <text:span text:style-name="T1">Github</text:span></text:p>
      <text:p text:style-name="Standard"><text:s/><text:tab/><text:tab/>4. Thing Tracker Network</text:p>
      <text:p text:style-name="Standard"><text:s/><text:tab/>2. Share your models in real life</text:p>
      <text:p text:style-name="Standard"><text:s/><text:tab/>3. Contribute to the community</text:p>
      <text:p text:style-name="Standard"><text:s/><text:tab/><text:tab/>1. Share your successes, but more importantly your failures</text:p>
      <text:p text:style-name="Standard"><text:s/><text:tab/><text:tab/>2. Share your notes and journals</text:p>
      <text:p text:style-name="Standard"><text:s/><text:tab/><text:tab/>3. Share your experiments and results</text:p>
      <text:p text:style-name="Standard"><text:s/><text:tab/><text:tab/>4. Become a 3D printing ambassador in your community</text:p>
      <text:p text:style-name="Standard"><text:s/>8. Sample Projects &amp; Exercises</text:p>
      <text:p text:style-name="Standard"><text:s/><text:tab/>1. Introduction to projects</text:p>
      <text:p text:style-name="Standard"><text:s/><text:tab/>2. Easy designs &amp; safe prints</text:p>
      <text:p text:style-name="Standard"><text:s/><text:tab/>3. Challenging designs and risky prints</text:p>
      <text:p text:style-name="Standard"><text:soft-page-break/><text:s/><text:tab/>4. Things that move</text:p>
      <text:p text:style-name="Standard"><text:s/><text:tab/>5. Things that do work</text:p>
      <text:p text:style-name="Standard"><text:s/><text:tab/>6. Things that look beautiful</text:p>
      <text:p text:style-name="Standard"><text:s/><text:tab/>7. Things that 3D printers do best</text:p>
      <text:p text:style-name="Standard"><text:s/>9. What’s Next?</text:p>
      <text:p text:style-name="Standard"><text:s/><text:tab/>1. Practice</text:p>
      <text:p text:style-name="Standard"><text:s/><text:tab/>2. Teach</text:p>
      <text:p text:style-name="Standard"><text:s/><text:tab/>3. Learn more about modeling</text:p>
      <text:p text:style-name="Standard"><text:s/><text:tab/>4. Learn more about printing</text:p>
      <text:p text:style-name="Standard"><text:s/><text:tab/>5. Build your own printer (lead-in to next book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08:30:44</meta:creation-date>
    <dc:date>2015-06-03T09:04:35</dc:date>
    <meta:editing-duration>P2DT5H34M47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3" meta:paragraph-count="104" meta:word-count="459" meta:character-count="1916" meta:non-whitespace-character-count="2203"/>
  </office:meta>
</office:document-meta>
</file>